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6pt" fo:font-weight="bold" style:font-name-asian="Helvetica-Bold" style:font-size-asian="16pt" style:font-weight-asian="bold" style:font-name-complex="Helvetica-Bold" style:font-size-complex="16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er">
      <style:paragraph-properties style:snap-to-layout-grid="false"/>
    </style:style>
    <style:style style:name="P18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9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/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35:38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0.4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35:38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4" meta:character-count="536"/>
  </office:meta>
</office:document-meta>
</file>